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0.9799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6.2217in"/>
    </style:style>
    <style:style style:name="co5" style:family="table-column">
      <style:table-column-properties fo:break-before="auto" style:column-width="2.4992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2.048in"/>
    </style:style>
    <style:style style:name="co8" style:family="table-column">
      <style:table-column-properties fo:break-before="auto" style:column-width="4.8453in"/>
    </style:style>
    <style:style style:name="co9" style:family="table-column">
      <style:table-column-properties fo:break-before="auto" style:column-width="2.3673in"/>
    </style:style>
    <style:style style:name="co10" style:family="table-column">
      <style:table-column-properties fo:break-before="auto" style:column-width="4.5591in"/>
    </style:style>
    <style:style style:name="co11" style:family="table-column">
      <style:table-column-properties fo:break-before="auto" style:column-width="4.67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Revision">
      <style:table-properties table:display="true" style:writing-mode="lr-tb"/>
    </style:style>
    <style:style style:name="ta2" style:family="table" style:master-page-name="PageStyle_5f_Sheet1">
      <style:table-properties table:display="false" style:writing-mode="lr-tb"/>
    </style:style>
    <style:style style:name="ta3" style:family="table" style:master-page-name="PageStyle_5f_Testpla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5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52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0]=&quot;&quot;)" style:apply-style-name="ConditionalStyle_5f_4" style:base-cell-address="Testplan.I10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0]=&quot;&quot;)" style:apply-style-name="ConditionalStyle_5f_4" style:base-cell-address="Testplan.I10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0]=&quot;&quot;)" style:apply-style-name="ConditionalStyle_5f_2" style:base-cell-address="Testplan.J10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2]=&quot;&quot;)" style:apply-style-name="ConditionalStyle_5f_3" style:base-cell-address="Testplan.J12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0]=&quot;&quot;)" style:apply-style-name="ConditionalStyle_5f_4" style:base-cell-address="Testplan.I10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0]=&quot;&quot;)" style:apply-style-name="ConditionalStyle_5f_2" style:base-cell-address="Testplan.J10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2]=&quot;&quot;)" style:apply-style-name="ConditionalStyle_5f_3" style:base-cell-address="Testplan.J12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0]=&quot;&quot;)" style:apply-style-name="ConditionalStyle_5f_4" style:base-cell-address="Testplan.I10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0]=&quot;&quot;)" style:apply-style-name="ConditionalStyle_5f_2" style:base-cell-address="Testplan.J10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G10]=&quot;&quot;)" style:apply-style-name="ConditionalStyle_5f_4" style:base-cell-address="Testplan.I10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0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31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91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73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6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09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67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13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71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1.$C$3:.$C$4])" table:allow-empty-cell="true" table:display-list="unsorted" table:base-cell-address="Testplan.G10">
          <table:help-message table:display="true"/>
          <table:error-message table:message-type="stop" table:display="true"/>
        </table:content-validation>
        <table:content-validation table:name="val2" table:condition="of:cell-content-is-in-list([$Sheet1.$D$3:.$D$6])" table:allow-empty-cell="false" table:display-list="unsorted" table:base-cell-address="Testplan.I10">
          <table:help-message table:display="true"/>
          <table:error-message table:message-type="stop" table:display="true"/>
        </table:content-validation>
      </table:content-validations>
      <table:table table:name="Revis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Rev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Author</text:p>
          </table:table-cell>
          <table:table-cell table:style-name="ce13" office:value-type="string" calcext:value-type="string">
            <text:p>Description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7"/>
          <table:table-cell table:style-name="ce10"/>
          <table:table-cell table:style-name="ce14"/>
          <table:table-cell table:number-columns-repeated="16379"/>
        </table:table-row>
        <table:table-row table:style-name="ro1" table:number-rows-repeated="17">
          <table:table-cell/>
          <table:table-cell table:style-name="ce4"/>
          <table:table-cell table:style-name="ce8"/>
          <table:table-cell table:style-name="ce11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5"/>
          <table:table-cell table:style-name="ce9"/>
          <table:table-cell table:style-name="ce12"/>
          <table:table-cell table:style-name="ce16"/>
          <table:table-cell table:number-columns-repeated="16379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" table:style-name="ta2">
        <table:table-column table:style-name="co3" table:number-columns-repeated="16384" table:default-cell-style-name="ce17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8" office:value-type="string" calcext:value-type="string">
            <text:p>√</text:p>
          </table:table-cell>
          <table:table-cell table:number-columns-repeated="2" office:value-type="string" calcext:value-type="string">
            <text:p>SVA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9"/>
          <table:table-cell office:value-type="string" calcext:value-type="string">
            <text:p>Dynamic</text:p>
          </table:table-cell>
          <table:table-cell office:value-type="string" calcext:value-type="string">
            <text:p>Covergroup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Test Vector</text:p>
          </table:table-cell>
          <table:table-cell table:number-columns-repeated="16379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plan" table:style-name="ta3">
        <office:forms form:automatic-focus="false" form:apply-design-mode="false"/>
        <table:table-column table:style-name="co1" table:default-cell-style-name="ce20"/>
        <table:table-column-group>
          <table:table-column table:style-name="co5" table:default-cell-style-name="ce20"/>
          <table:table-column table:style-name="co6" table:number-columns-repeated="2" table:default-cell-style-name="ce20"/>
          <table:table-column table:style-name="co7" table:default-cell-style-name="ce20"/>
        </table:table-column-group>
        <table:table-column table:style-name="co8" table:default-cell-style-name="ce20"/>
        <table:table-column table:style-name="co1" table:default-cell-style-name="ce20"/>
        <table:table-column table:style-name="co9" table:default-cell-style-name="ce20"/>
        <table:table-column-group>
          <table:table-column table:style-name="co3" table:default-cell-style-name="ce20"/>
          <table:table-column table:style-name="co9" table:default-cell-style-name="ce20"/>
          <table:table-column table:style-name="co10" table:default-cell-style-name="ce44"/>
          <table:table-column table:style-name="co9" table:default-cell-style-name="ce44"/>
        </table:table-column-group>
        <table:table-column table:style-name="co1" table:default-cell-style-name="ce20"/>
        <table:table-column table:style-name="co11" table:default-cell-style-name="ce20"/>
        <table:table-column table:style-name="co1" table:number-columns-repeated="16370" table:default-cell-style-name="ce20"/>
        <table:table-row table:style-name="ro2">
          <table:table-cell table:number-columns-repeated="5"/>
          <table:table-cell table:style-name="ce30" office:value-type="string" calcext:value-type="string">
            <text:p>Checker Number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Checker</text:p>
          </table:table-cell>
          <table:table-cell table:formula="of:=COUNTIF([.G10:.G15];&quot;&lt;&gt;&quot;)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30" office:value-type="string" calcext:value-type="string">
            <text:p>Simulation Result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Checker</text:p>
          </table:table-cell>
          <table:table-cell table:formula="of:=COUNTIFS([.M10:.M15];&quot;&lt;&gt;&quot;;[.G10:.G15];&quot;&lt;&gt;&quot;)&amp;&quot;/&quot;&amp;[.G2]" office:value-type="string" office:string-value="0/0" calcext:value-type="string">
            <text:p>0/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2">
          <table:table-cell table:style-name="ce21"/>
          <table:table-cell table:style-name="ce22" office:value-type="string" calcext:value-type="string" table:number-columns-spanned="4" table:number-rows-spanned="1">
            <office:annotation draw:style-name="gr1" draw:text-style-name="P2" svg:width="2.5516in" svg:height="0.6874in" svg:x="9.2638in" svg:y="1.2398in" draw:caption-point-x="-1.4724in" draw:caption-point-y="0.087in">
              <dc:date>2023-08-05T00:00:00</dc:date>
              <text:p text:style-name="P1">Author:</text:p>
              <text:p text:style-name="P1"><text:span text:style-name="T1">Functional reference</text:span></text:p>
            </office:annotation>
            <text:p>Reference</text:p>
          </table:table-cell>
          <table:covered-table-cell table:number-columns-repeated="3" table:style-name="ce26"/>
          <table:table-cell table:style-name="ce26" office:value-type="string" calcext:value-type="string" table:number-columns-spanned="2" table:number-rows-spanned="1">
            <office:annotation draw:style-name="gr2" draw:text-style-name="P2" svg:width="2.2772in" svg:height="1.0106in" svg:x="7.2992in" svg:y="1.3646in" draw:caption-point-x="6.163in" draw:caption-point-y="-0.0378in">
              <dc:date>2023-08-05T00:00:00</dc:date>
              <text:p text:style-name="P1">Author:</text:p>
              <text:p text:style-name="P1"><text:span text:style-name="T1">Functional characteristic</text:span></text:p>
            </office:annotation>
            <text:p>Features</text:p>
          </table:table-cell>
          <table:covered-table-cell table:style-name="ce26"/>
          <table:table-cell table:style-name="ce34" office:value-type="string" calcext:value-type="string" table:number-columns-spanned="1" table:number-rows-spanned="2">
            <office:annotation draw:style-name="gr3" draw:text-style-name="P2" svg:width="2.052in" svg:height="1.0626in" svg:x="7.7953in" svg:y="1.2295in" draw:caption-point-x="8.0343in" draw:caption-point-y="0.0972in">
              <dc:date>2023-08-05T00:00:00</dc:date>
              <text:p text:style-name="P1">Author:</text:p>
              <text:p text:style-name="P1"><text:span text:style-name="T1">Tag must be unique</text:span></text:p>
            </office:annotation>
            <text:p>TAG</text:p>
          </table:table-cell>
          <table:table-cell table:style-name="ce26" office:value-type="string" calcext:value-type="string" table:number-columns-spanned="5" table:number-rows-spanned="1">
            <text:p>Checker</text:p>
          </table:table-cell>
          <table:covered-table-cell table:number-columns-repeated="4" table:style-name="ce26"/>
          <table:table-cell table:style-name="ce51" office:value-type="string" calcext:value-type="string" table:number-columns-spanned="1" table:number-rows-spanned="2">
            <office:annotation draw:style-name="gr4" draw:text-style-name="P3" svg:width="0.2945in" svg:height="2.8681in" svg:x="34.4118in" svg:y="1.2398in" draw:caption-point-x="-2.1866in" draw:caption-point-y="0.087in">
              <dc:date>2023-08-05T00:00:00</dc:date>
              <text:p text:style-name="P1">Author:</text:p>
              <text:p text:style-name="P1"><text:span text:style-name="T2">Additional information for this functional</text:span></text:p>
            </office:annotation>
            <text:p>Note</text:p>
          </table:table-cell>
          <table:table-cell table:number-columns-repeated="16370"/>
        </table:table-row>
        <table:table-row table:style-name="ro4">
          <table:table-cell table:style-name="ce21"/>
          <table:table-cell table:style-name="ce23" office:value-type="string" calcext:value-type="string">
            <office:annotation draw:style-name="gr5" draw:text-style-name="P2" svg:width="2.2071in" svg:height="1.0524in" svg:x="5.5882in" svg:y="1.6039in" draw:caption-point-x="-2.2669in" draw:caption-point-y="-0.0898in">
              <dc:date>2023-08-05T00:00:00</dc:date>
              <text:p text:style-name="P1">Author:</text:p>
              <text:p text:style-name="P1"><text:span text:style-name="T1">Document name where functional is mentioned</text:span></text:p>
            </office:annotation>
            <text:p>Document</text:p>
          </table:table-cell>
          <table:table-cell table:style-name="ce27" office:value-type="string" calcext:value-type="string">
            <office:annotation draw:style-name="gr6" draw:text-style-name="P2" svg:width="2.4126in" svg:height="0.948in" svg:x="6.8512in" svg:y="1.4272in" draw:caption-point-x="-2.3189in" draw:caption-point-y="0.087in">
              <dc:date>2023-08-05T00:00:00</dc:date>
              <text:p text:style-name="P1">Author:</text:p>
              <text:p text:style-name="P1"><text:span text:style-name="T1">Page number where functional is mentioned</text:span></text:p>
            </office:annotation>
            <text:p>Page</text:p>
          </table:table-cell>
          <table:table-cell table:style-name="ce27" office:value-type="string" calcext:value-type="string">
            <office:annotation draw:style-name="gr7" draw:text-style-name="P2" svg:width="2.1248in" svg:height="1.1146in" svg:x="8.0661in" svg:y="1.4272in" draw:caption-point-x="-2.3228in" draw:caption-point-y="0.087in">
              <dc:date>2023-08-05T00:00:00</dc:date>
              <text:p text:style-name="P1">Author:</text:p>
              <text:p text:style-name="P1"><text:span text:style-name="T1">Paragraph number where functional is mentioned</text:span></text:p>
            </office:annotation>
            <text:p>Paragraph</text:p>
          </table:table-cell>
          <table:table-cell table:style-name="ce27" office:value-type="string" calcext:value-type="string">
            <office:annotation draw:style-name="gr2" draw:text-style-name="P2" svg:width="2.0102in" svg:height="1.0106in" svg:x="9.2638in" svg:y="1.4272in" draw:caption-point-x="-1.4724in" draw:caption-point-y="0.087in">
              <dc:date>2023-08-05T00:00:00</dc:date>
              <text:p text:style-name="P1">Author:</text:p>
              <text:p text:style-name="P1"><text:span text:style-name="T1">Chapter where functional is mentioned</text:span></text:p>
            </office:annotation>
            <text:p>Chapter</text:p>
          </table:table-cell>
          <table:table-cell table:style-name="ce31" office:value-type="string" calcext:value-type="string">
            <office:annotation draw:style-name="gr8" draw:text-style-name="P2" svg:width="1.9193in" svg:height="1.1878in" svg:x="5.6402in" svg:y="1.4165in" draw:caption-point-x="6.9961in" draw:caption-point-y="0.0976in">
              <dc:date>2023-08-05T00:00:00</dc:date>
              <text:p text:style-name="P1">Author:</text:p>
              <text:p text:style-name="P1"><text:span text:style-name="T1">Copy sentense related to functional</text:span></text:p>
            </office:annotation>
            <text:p>Functions</text:p>
          </table:table-cell>
          <table:table-cell table:style-name="ce32" office:value-type="string" calcext:value-type="string">
            <text:p>Checker</text:p>
          </table:table-cell>
          <table:covered-table-cell table:style-name="ce35"/>
          <table:table-cell table:style-name="ce27" office:value-type="string" calcext:value-type="string">
            <text:p>Checker Type</text:p>
          </table:table-cell>
          <table:table-cell table:style-name="ce27" office:value-type="string" calcext:value-type="string">
            <office:annotation draw:style-name="gr9" draw:text-style-name="P2" svg:width="3.9787in" svg:height="1.1354in" svg:x="8.5661in" svg:y="1.4165in" draw:caption-point-x="11.2272in" draw:caption-point-y="0.0976in">
              <dc:date>2023-08-05T00:00:00</dc:date>
              <text:p text:style-name="P1">Author:</text:p>
              <text:p text:style-name="P1"><text:span text:style-name="T1">- SVA: it's the SVA assert property name</text:span></text:p>
              <text:p text:style-name="P1"><text:span text:style-name="T1">- Dynamic: it's the assert name</text:span></text:p>
              <text:p text:style-name="P1"><text:span text:style-name="T1">- Test Vector: Test vector name</text:span></text:p>
            </office:annotation>
            <text:p>Name</text:p>
          </table:table-cell>
          <table:table-cell table:style-name="ce45" office:value-type="string" calcext:value-type="string">
            <office:annotation draw:style-name="gr10" draw:text-style-name="P2" svg:width="1.3571in" svg:height="1.1461in" svg:x="16.0728in" svg:y="1.5102in" draw:caption-point-x="8.2795in" draw:caption-point-y="0.0039in">
              <dc:date>2023-08-05T00:00:00</dc:date>
              <text:p text:style-name="P1">Author:</text:p>
              <text:p text:style-name="P1"><text:span text:style-name="T1">Condition where checker is active</text:span></text:p>
            </office:annotation>
            <text:p>Enable Condition</text:p>
          </table:table-cell>
          <table:table-cell table:style-name="ce45" office:value-type="string" calcext:value-type="string">
            <office:annotation draw:style-name="gr11" draw:text-style-name="P2" svg:width="2.9299in" svg:height="0.7921in" svg:x="17.5654in" svg:y="1.552in" draw:caption-point-x="9.1543in" draw:caption-point-y="-0.0378in">
              <dc:date>2023-08-05T00:00:00</dc:date>
              <text:p text:style-name="P1">Author:</text:p>
              <text:p text:style-name="P1"><text:span text:style-name="T1">Pass/fail judgement</text:span></text:p>
            </office:annotation>
            <text:p>Pass/Fail Condition</text:p>
          </table:table-cell>
          <table:table-cell table:style-name="ce27" office:value-type="string" calcext:value-type="string">
            <office:annotation draw:style-name="gr12" draw:text-style-name="P2" svg:width="2.0965in" svg:height="0.7504in" svg:x="18.4717in" svg:y="1.552in" draw:caption-point-x="9.0736in" draw:caption-point-y="-0.0378in">
              <dc:date>2023-08-05T00:00:00</dc:date>
              <text:p text:style-name="P1">Author:</text:p>
              <text:p text:style-name="P1"><text:span text:style-name="T1">Simulation result</text:span></text:p>
            </office:annotation>
            <text:p>Result</text:p>
          </table:table-cell>
          <table:covered-table-cell table:style-name="ce52"/>
          <table:table-cell table:number-columns-repeated="16370"/>
        </table:table-row>
        <table:table-row table:style-name="ro5">
          <table:table-cell table:style-name="ce21"/>
          <table:table-cell table:style-name="ce24" office:value-type="string" calcext:value-type="string">
            <text:p>Specifications</text:p>
          </table:table-cell>
          <table:table-cell table:style-name="ce28" table:number-columns-repeated="4"/>
          <table:table-cell table:style-name="ce26" table:content-validation-name="val1"/>
          <table:table-cell table:style-name="ce36"/>
          <table:table-cell table:style-name="ce39" table:content-validation-name="val2"/>
          <table:table-cell table:style-name="ce41"/>
          <table:table-cell table:style-name="ce46" table:number-columns-repeated="2"/>
          <table:table-cell table:style-name="ce49"/>
          <table:table-cell table:style-name="ce53"/>
          <table:table-cell table:number-columns-repeated="16370"/>
        </table:table-row>
        <table:table-row table:style-name="ro2">
          <table:table-cell table:style-name="ce21"/>
          <table:table-cell table:style-name="ce25"/>
          <table:table-cell table:style-name="ce28" table:number-columns-repeated="4"/>
          <table:table-cell table:style-name="ce33" table:content-validation-name="val1"/>
          <table:table-cell table:style-name="ce37"/>
          <table:table-cell table:style-name="ce40" table:content-validation-name="val2"/>
          <table:table-cell table:style-name="ce41"/>
          <table:table-cell table:style-name="ce46" table:number-columns-repeated="2"/>
          <table:table-cell table:style-name="ce49"/>
          <table:table-cell table:style-name="ce53"/>
          <table:table-cell table:number-columns-repeated="16370"/>
        </table:table-row>
        <table:table-row table:style-name="ro5">
          <table:table-cell table:style-name="ce21"/>
          <table:table-cell table:style-name="ce25"/>
          <table:table-cell table:style-name="ce28" table:number-columns-repeated="4"/>
          <table:table-cell table:style-name="ce33" table:content-validation-name="val1"/>
          <table:table-cell table:style-name="ce38"/>
          <table:table-cell table:style-name="ce40" table:content-validation-name="val2"/>
          <table:table-cell table:style-name="ce42"/>
          <table:table-cell table:style-name="ce47" table:number-columns-repeated="2"/>
          <table:table-cell table:style-name="ce49"/>
          <table:table-cell table:style-name="ce53"/>
          <table:table-cell table:number-columns-repeated="16370"/>
        </table:table-row>
        <table:table-row table:style-name="ro5">
          <table:table-cell table:style-name="ce21"/>
          <table:table-cell table:style-name="ce25"/>
          <table:table-cell table:style-name="ce28" table:number-columns-repeated="4"/>
          <table:table-cell table:style-name="ce33" table:content-validation-name="val1"/>
          <table:table-cell table:style-name="ce38"/>
          <table:table-cell table:style-name="ce40" table:content-validation-name="val2"/>
          <table:table-cell table:style-name="ce41"/>
          <table:table-cell table:style-name="ce46" table:number-columns-repeated="2"/>
          <table:table-cell table:style-name="ce49"/>
          <table:table-cell table:style-name="ce53"/>
          <table:table-cell table:number-columns-repeated="16370"/>
        </table:table-row>
        <table:table-row table:style-name="ro5">
          <table:table-cell table:style-name="ce21"/>
          <table:table-cell table:style-name="ce25"/>
          <table:table-cell table:style-name="ce29" table:number-columns-repeated="4"/>
          <table:table-cell table:style-name="ce33" table:content-validation-name="val1"/>
          <table:table-cell table:style-name="ce37"/>
          <table:table-cell table:style-name="ce40" table:content-validation-name="val2"/>
          <table:table-cell table:style-name="ce43"/>
          <table:table-cell table:style-name="ce48" table:number-columns-repeated="2"/>
          <table:table-cell table:style-name="ce50"/>
          <table:table-cell table:style-name="ce53"/>
          <table:table-cell table:number-columns-repeated="16370"/>
        </table:table-row>
        <table:table-row table:style-name="ro3" table:number-rows-repeated="64">
          <table:table-cell table:style-name="ce21"/>
          <table:table-cell table:style-name="ce25"/>
          <table:table-cell table:style-name="ce29" table:number-columns-repeated="4"/>
          <table:table-cell table:style-name="ce33" table:content-validation-name="val1"/>
          <table:table-cell table:style-name="ce37"/>
          <table:table-cell table:style-name="ce40" table:content-validation-name="val2"/>
          <table:table-cell table:style-name="ce43"/>
          <table:table-cell table:style-name="ce48" table:number-columns-repeated="2"/>
          <table:table-cell table:style-name="ce50"/>
          <table:table-cell table:style-name="ce53"/>
          <table:table-cell table:number-columns-repeated="16370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stplan.J12:Testplan.L12">
            <calcext:condition calcext:apply-style-name="ConditionalStyle_3" calcext:value="formula-is([.$G12]=&quot;&quot;)" calcext:base-cell-address="Testplan.J12"/>
          </calcext:conditional-format>
          <calcext:conditional-format calcext:target-range-address="Testplan.I10:Testplan.I78 Testplan.J14:Testplan.M78">
            <calcext:condition calcext:apply-style-name="ConditionalStyle_4" calcext:value="formula-is([.$G10]=&quot;&quot;)" calcext:base-cell-address="Testplan.I10"/>
          </calcext:conditional-format>
          <calcext:conditional-format calcext:target-range-address="Testplan.J10:Testplan.M11 Testplan.M12:Testplan.M12 Testplan.J13:Testplan.M13">
            <calcext:condition calcext:apply-style-name="ConditionalStyle_2" calcext:value="formula-is([.$G10]=&quot;&quot;)" calcext:base-cell-address="Testplan.J10"/>
          </calcext:conditional-format>
          <calcext:conditional-format calcext:target-range-address="Testplan.M10:Testplan.M78">
            <calcext:condition calcext:apply-style-name="ConditionalStyle_1" calcext:value="formula-is(AND(NOT([.$G10]=&quot;&quot;);NOT([.$M10]=&quot;&quot;)))" calcext:base-cell-address="Testplan.M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3" style:display-name="ConditionalStyle_3" style:family="table-cell" style:parent-style-name="Default">
      <style:table-cell-properties fo:background-color="#595959"/>
    </style:style>
    <style:style style:name="ConditionalStyle_5f_4" style:display-name="ConditionalStyle_4" style:family="table-cell" style:parent-style-name="Default">
      <style:table-cell-properties fo:background-color="#595959"/>
    </style:style>
    <style:style style:name="ConditionalStyle_5f_2" style:display-name="ConditionalStyle_2" style:family="table-cell" style:parent-style-name="Default">
      <style:table-cell-properties fo:background-color="#595959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vision" style:display-name="PageStyle_Revi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plan" style:display-name="PageStyle_Testpla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dc:date>2023-08-05T02:14:46.090612944</dc:date>
    <meta:generator>LibreOffice/7.5.4.2$Linux_X86_64 LibreOffice_project/36ccfdc35048b057fd9854c757a8b67ec53977b6</meta:generator>
    <meta:editing-duration>PT17S</meta:editing-duration>
    <meta:editing-cycles>1</meta:editing-cycles>
    <meta:document-statistic meta:table-count="3" meta:cell-count="34" meta:object-count="0"/>
    <meta:user-defined meta:name="AppVersion">16.0300</meta:user-defined>
    <meta:user-defined meta:name="ContentTypeId">0x01010044564CB95BF7354A8582625F9A25111A</meta:user-defined>
  </office:meta>
</office:document-meta>
</file>